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App Name:</text:span><text:s/>ticketbookingapp</text:p>
      <text:p text:style-name="P3">App.js</text:p>
      <text:p text:style-name="Normal">import React, { useState } from 'react';</text:p>
      <text:p text:style-name="Normal"/>
      <text:p text:style-name="Normal">function App() {</text:p>
      <text:p text:style-name="Normal"><text:s text:c="2"/>const [isLoggedIn, setIsLoggedIn] = useState(false);</text:p>
      <text:p text:style-name="Normal"/>
      <text:p text:style-name="Normal"><text:s text:c="2"/>const handleLogin = () =&gt; setIsLoggedIn(true);</text:p>
      <text:p text:style-name="Normal"><text:s text:c="2"/>const handleLogout = () =&gt; setIsLoggedIn(false);</text:p>
      <text:p text:style-name="Normal"/>
      <text:p text:style-name="Normal"><text:s text:c="2"/>let content;</text:p>
      <text:p text:style-name="Normal"><text:s text:c="2"/>if (isLoggedIn) {</text:p>
      <text:p text:style-name="Normal"><text:s text:c="4"/>content = (</text:p>
      <text:p text:style-name="Normal"><text:s text:c="6"/>&lt;div&gt;</text:p>
      <text:p text:style-name="Normal"><text:s text:c="8"/>&lt;h2&gt;User Page&lt;/h2&gt;</text:p>
      <text:p text:style-name="Normal"><text:s text:c="8"/>&lt;p&gt;You can now book flight tickets.&lt;/p&gt;</text:p>
      <text:p text:style-name="Normal"><text:s text:c="8"/>&lt;button onClick={handleLogout}&gt;Logout&lt;/button&gt;</text:p>
      <text:p text:style-name="Normal"><text:s text:c="6"/>&lt;/div&gt;</text:p>
      <text:p text:style-name="Normal"><text:s text:c="4"/>);</text:p>
      <text:p text:style-name="Normal"><text:s text:c="2"/>} else {</text:p>
      <text:p text:style-name="Normal"><text:s text:c="4"/>content = (</text:p>
      <text:p text:style-name="Normal"><text:s text:c="6"/>&lt;div&gt;</text:p>
      <text:p text:style-name="Normal"><text:s text:c="8"/>&lt;h2&gt;Guest Page&lt;/h2&gt;</text:p>
      <text:p text:style-name="Normal"><text:s text:c="8"/>&lt;p&gt;Please login to book flights.&lt;/p&gt;</text:p>
      <text:p text:style-name="Normal"><text:s text:c="8"/>&lt;button onClick={handleLogin}&gt;Login&lt;/button&gt;</text:p>
      <text:p text:style-name="Normal"><text:s text:c="6"/>&lt;/div&gt;</text:p>
      <text:p text:style-name="Normal"><text:s text:c="4"/>);</text:p>
      <text:p text:style-name="Normal"><text:s text:c="2"/>}</text:p>
      <text:p text:style-name="Normal"/>
      <text:p text:style-name="Normal"><text:s text:c="2"/>return (</text:p>
      <text:p text:style-name="Normal"><text:s text:c="4"/>&lt;div&gt;</text:p>
      <text:p text:style-name="Normal"><text:s text:c="6"/>&lt;h1&gt;Ticket Booking App&lt;/h1&gt;</text:p>
      <text:p text:style-name="Normal"><text:s text:c="6"/>{content}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8-01T05:13:00Z</meta:creation-date>
    <dc:date>2025-08-01T05:14:00Z</dc:date>
    <meta:template xlink:href="Normal.dotm" xlink:type="simple"/>
    <meta:editing-cycles>2</meta:editing-cycles>
    <meta:editing-duration>PT60S</meta:editing-duration>
    <meta:document-statistic meta:page-count="2" meta:paragraph-count="1" meta:word-count="114" meta:character-count="763" meta:row-count="5" meta:non-whitespace-character-count="650"/>
  </office:meta>
</office:document-meta>
</file>